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paragraph-properties fo:break-before="page"/>
      <style:text-properties style:font-name="FreeSans"/>
    </style:style>
    <style:style style:name="P3" style:family="paragraph" style:parent-style-name="Text_20_body">
      <style:paragraph-properties fo:margin-top="0cm" fo:margin-bottom="0.049cm"/>
      <style:text-properties style:font-name="Courier 10 Pitch" fo:font-size="10pt" style:font-size-asian="10pt" style:font-size-complex="10pt"/>
    </style:style>
    <style:style style:name="P4" style:family="paragraph" style:parent-style-name="Standard" style:list-style-name="L1">
      <style:text-properties style:font-name="FreeSans"/>
    </style:style>
    <style:style style:name="P5" style:family="paragraph" style:parent-style-name="Heading_20_3" style:list-style-name="">
      <style:text-properties style:font-name="FreeSans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FreeSans"/>
    </style:style>
    <style:style style:name="P8" style:family="paragraph" style:parent-style-name="Text_20_body" style:list-style-name="L1">
      <style:text-properties style:font-name="FreeSans" fo:font-size="10pt" style:font-size-asian="10pt" style:font-size-complex="10pt"/>
    </style:style>
    <style:style style:name="P9" style:family="paragraph" style:parent-style-name="Text_20_body" style:list-style-name="L2">
      <style:text-properties style:font-name="FreeSans" fo:font-size="10pt" style:font-size-asian="10pt" style:font-size-complex="10pt"/>
    </style:style>
    <style:style style:name="P10" style:family="paragraph" style:parent-style-name="Text_20_body" style:list-style-name="L3">
      <style:text-properties style:font-name="FreeSans" fo:font-size="10pt" style:font-size-asian="10pt" style:font-size-complex="10pt"/>
    </style:style>
    <style:style style:name="P11" style:family="paragraph" style:parent-style-name="Text_20_body" style:list-style-name="L4">
      <style:text-properties style:font-name="FreeSans" fo:font-size="10pt" style:font-size-asian="10pt" style:font-size-complex="10pt"/>
    </style:style>
    <style:style style:name="P12" style:family="paragraph" style:parent-style-name="Text_20_body" style:list-style-name="L2">
      <style:text-properties style:font-name="FreeSans"/>
    </style:style>
    <style:style style:name="P13" style:family="paragraph" style:parent-style-name="Text_20_body" style:list-style-name="L3">
      <style:text-properties style:font-name="FreeSans"/>
    </style:style>
    <style:style style:name="P14" style:family="paragraph" style:parent-style-name="Text_20_body" style:list-style-name="L4">
      <style:text-properties style:font-name="FreeSans"/>
    </style:style>
    <style:style style:name="P15" style:family="paragraph" style:parent-style-name="Text_20_body">
      <style:text-properties style:font-name="FreeSans" fo:font-size="12pt" style:font-size-asian="12pt" style:font-size-complex="12pt"/>
    </style:style>
    <style:style style:name="P16" style:family="paragraph" style:parent-style-name="Text_20_body" style:list-style-name="L4">
      <style:text-properties style:font-name="FreeSans" fo:font-size="12pt" style:font-size-asian="12pt" style:font-size-complex="12pt"/>
    </style:style>
    <style:style style:name="P17" style:family="paragraph" style:parent-style-name="Text_20_body">
      <style:paragraph-properties fo:margin-top="0cm" fo:margin-bottom="0.049cm"/>
      <style:text-properties style:font-name="Courier 10 Pitch" fo:font-size="10pt" style:font-size-asian="10pt" style:font-size-complex="10pt"/>
    </style:style>
    <style:style style:name="P18" style:family="paragraph" style:parent-style-name="Heading_20_2">
      <style:text-properties style:font-name="FreeSans"/>
    </style:style>
    <style:style style:name="P19" style:family="paragraph" style:parent-style-name="Heading_20_1">
      <style:text-properties style:font-name="FreeSan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FreeSans"/>
    </style:style>
    <style:style style:name="T3" style:family="text">
      <style:text-properties style:font-name="FreeSans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FreeLing Web Services for XLIKE</text:h>
      <text:p text:style-name="P1"/>
      <text:h text:style-name="P18" text:outline-level="2">Prerequisites:</text:h>
      <text:p text:style-name="P1"/>
      <text:list xml:id="list851669151" text:style-name="L1">
        <text:list-item>
          <text:p text:style-name="P7">Install FreeLing</text:p>
          <text:list>
            <text:list-header>
              <text:p text:style-name="P6"><text:span text:style-name="T3">svn checkout </text:span><text:a xlink:type="simple" xlink:href="http://devel.cpl.upc.edu/freeling/svn/trunk"><text:span text:style-name="T3">http://devel.cpl.upc.edu/freeling/svn/trunk</text:span></text:a><text:span text:style-name="T3"> freeling</text:span></text:p>
              <text:p text:style-name="P8">cd freeling</text:p>
              <text:p text:style-name="P8">aclocal; libtoolize; autoconf; automake -a</text:p>
              <text:p text:style-name="P8">./configure</text:p>
              <text:p text:style-name="P8">make</text:p>
              <text:p text:style-name="P8">sudo make install</text:p>
            </text:list-header>
          </text:list>
          <text:p text:style-name="P7">You will need to have installed the basic development tools (subversion, g++, stdlib++, autoconf, automake, libtoolize) and some libboost libraries (filesystem, regex, program_options), both binary and header packages.</text:p>
          <text:p text:style-name="P7">You can use the option <text:span text:style-name="T1">–prefix</text:span> for <text:span text:style-name="T1">./configure</text:span> to specify an installation directory different than <text:span text:style-name="T1">/usr/local</text:span></text:p>
          <text:p text:style-name="P4"/>
        </text:list-item>
        <text:list-item>
          <text:p text:style-name="P7">Install WSO2 Web Services Framework for C++</text:p>
          <text:list>
            <text:list-item>
              <text:p text:style-name="P6"><text:span text:style-name="T2">Download sources from </text:span><text:a xlink:type="simple" xlink:href="http://wso2.com/products/web-services-framework/cpp"><text:span text:style-name="T2">http://wso2.com/products/web-services-framework/cpp</text:span></text:a></text:p>
            </text:list-item>
            <text:list-item>
              <text:p text:style-name="P7">Uncompress the file</text:p>
            </text:list-item>
            <text:list-item>
              <text:p text:style-name="P7">Follow installation instructions in file README.INSTALL.LINUX</text:p>
            </text:list-item>
          </text:list>
          <text:p text:style-name="P7">You also may change the installation directory with the option <text:span text:style-name="T1">–prefix</text:span> for <text:span text:style-name="T1">./configure</text:span> </text:p>
          <text:p text:style-name="P7"/>
        </text:list-item>
      </text:list>
      <text:p text:style-name="P1"/>
      <text:p text:style-name="P1">For the rest of the document, we will refer to the installation directories of FreeLing and WSO2WSF as <text:span text:style-name="T1">FLDIR</text:span> and <text:span text:style-name="T1">WSODIR</text:span> respectively.</text:p>
      <text:p text:style-name="P1"/>
      <text:h text:style-name="P5" text:outline-level="2"/>
      <text:p text:style-name="P2"/>
      <text:h text:style-name="P18" text:outline-level="2">Build the service</text:h>
      <text:p text:style-name="P1"/>
      <text:list xml:id="list588307802" text:style-name="L2">
        <text:list-item>
          <text:p text:style-name="P12">Go to directory webservice and launch make:</text:p>
          <text:list>
            <text:list-header>
              <text:p text:style-name="P9">cd webservice</text:p>
              <text:p text:style-name="P9">make</text:p>
            </text:list-header>
          </text:list>
          <text:p text:style-name="P12">For this to work, you will need to edit <text:span text:style-name="T1">Makefile</text:span> and change the definitions of the variables <text:span text:style-name="T1">FLDIR</text:span> and <text:span text:style-name="T1">WSODIR</text:span> to match the installation directories of FreeLing and WSO2WSF respectively.</text:p>
          <text:p text:style-name="P12"/>
        </text:list-item>
        <text:list-item>
          <text:p text:style-name="P12">The contents of the webservice directory are the following:</text:p>
          <text:list>
            <text:list-header>
              <text:p text:style-name="P12"><text:span text:style-name="T1">Makefile </text:span>- Compilation commands to build the service</text:p>
              <text:p text:style-name="P12"/>
              <text:p text:style-name="P12"><text:span text:style-name="T1">xlike_freeling.h </text:span>- Headers for the service class</text:p>
              <text:p text:style-name="P12"><text:span text:style-name="T1">config.h </text:span>- Class handling service configuration files</text:p>
              <text:p text:style-name="P12"><text:span text:style-name="T1">xlike_freeling.cpp</text:span> - Code for the service class</text:p>
              <text:p text:style-name="P12"/>
              <text:p text:style-name="P12"><text:span text:style-name="T1">services.xml</text:span> - Template for services.xml (see below)</text:p>
              <text:p text:style-name="P12"><text:span text:style-name="T1">xlike_freeling.wsdl</text:span> - Template for WSDL file (see below)</text:p>
              <text:p text:style-name="P12"><text:span text:style-name="T1">ca.cfg, en.cfg, es.cfg</text:span> – FreeLing configuration files for each language</text:p>
              <text:p text:style-name="P12"/>
              <text:p text:style-name="P12"><text:span text:style-name="T1">client.cc </text:span>- Sample SOAP client code</text:p>
            </text:list-header>
          </text:list>
          <text:p text:style-name="P12"/>
          <text:p text:style-name="P12">The Makefile will compile three versions of <text:span text:style-name="T1">xlike_freeling.cpp</text:span>, creating three libraries: <text:span text:style-name="T1">libxlike_freeling_ca.so</text:span>, <text:span text:style-name="T1">libxlike_freeling_en.so</text:span>, and <text:span text:style-name="T1">libxlike_freeling_es.so</text:span>.</text:p>
          <text:p text:style-name="P12">It will also deploy these libraries in the directories <text:span text:style-name="T1">$WSODIR/services/xlike_freeling_XX</text:span>.</text:p>
          <text:p text:style-name="P12">It will allso adapt the templates <text:span text:style-name="T1">services.xml</text:span> and <text:span text:style-name="T1">xlike_freeling.wsdl</text:span> to each service and deploy both files in the corresponding service directory.</text:p>
          <text:p text:style-name="P12">It will also copy the configuration files (<text:span text:style-name="T1">ca.cfg, en.cfg, es.cfg</text:span>) in each service directory, renaming them to <text:span text:style-name="T1">$WSODIR/services/xlike_freeling_XX</text:span> (where <text:span text:style-name="T1">XX</text:span> <text:s/>is the corresponding language code).</text:p>
        </text:list-item>
      </text:list>
      <text:p text:style-name="P2"/>
      <text:h text:style-name="P18" text:outline-level="2">Run the service</text:h>
      <text:p text:style-name="P1"/>
      <text:list xml:id="list1865156381" text:style-name="L3">
        <text:list-item>
          <text:p text:style-name="P13">Declare some needed variables (replace <text:span text:style-name="T1">FLDIR</text:span> and <text:span text:style-name="T1">WSODIR</text:span> below with your actual installation paths), and launch the server.</text:p>
          <text:list>
            <text:list-header>
              <text:p text:style-name="P10">export WSFCPP_HOME=WSODIR</text:p>
              <text:p text:style-name="P10">export FREELINGSHARE=FLDIR/share/freeling</text:p>
              <text:p text:style-name="P10">export LD_LIBRARY_PATH=FLDIR/lib</text:p>
              <text:p text:style-name="P10">cd WSODIR/bin</text:p>
              <text:p text:style-name="P10">./axis2_http_server</text:p>
            </text:list-header>
          </text:list>
        </text:list-item>
      </text:list>
      <text:h text:style-name="P18" text:outline-level="2"/>
      <text:h text:style-name="P18" text:outline-level="2"/>
      <text:h text:style-name="P18" text:outline-level="2">Run the sample client</text:h>
      <text:p text:style-name="P1"/>
      <text:list xml:id="list506107403" text:style-name="L4">
        <text:list-item>
          <text:p text:style-name="P14">Declare needed variables and launch the client</text:p>
          <text:list>
            <text:list-header>
              <text:p text:style-name="P11">export WSFCPP_HOME=WSODIR</text:p>
              <text:p text:style-name="P11">./client</text:p>
              <text:p text:style-name="P11"/>
            </text:list-header>
          </text:list>
        </text:list-item>
        <text:list-item>
          <text:p text:style-name="P16">The client reads a sentence, requests language identification to the server, and calls the service suitable for the analysis depending on the identified language.</text:p>
          <text:p text:style-name="P16">Note that any server is able to perform language identification (though this could be deployed as a separate service id needed).</text:p>
          <text:p text:style-name="P16">Try to write sentences in different languages. In this example, only Catalan, English and Spanish are recognized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><text:soft-page-break/>Example run:</text:p>
      <text:p text:style-name="P3">--------------------------------- </text:p>
      <text:p text:style-name="P3">Input text? </text:p>
      <text:p text:style-name="P3">El gato come pescado. </text:p>
      <text:p text:style-name="P3">== LANG IDENT reply received == </text:p>
      <text:p text:style-name="P3"><text:s text:c="5"/>language = es </text:p>
      <text:p text:style-name="P3"/>
      <text:p text:style-name="P3">== ANALYZER reply received == </text:p>
      <text:p text:style-name="P3">&lt;SENT&gt; </text:p>
      <text:p text:style-name="P3"><text:s text:c="2"/>&lt;WORD form="El" lemma="el" pos="DA0MS0"&gt; </text:p>
      <text:p text:style-name="P3"><text:s text:c="4"/>&lt;ANALYSIS lemma="el" pos="DA0MS0"/&gt; </text:p>
      <text:p text:style-name="P3"><text:s text:c="2"/>&lt;/WORD&gt; </text:p>
      <text:p text:style-name="P3"><text:s text:c="2"/>&lt;WORD form="gato" lemma="gato" pos="NCMS000"&gt; </text:p>
      <text:p text:style-name="P3"><text:s text:c="4"/>&lt;ANALYSIS lemma="gato" pos="NCMS000"/&gt; </text:p>
      <text:p text:style-name="P3"><text:s text:c="2"/>&lt;/WORD&gt; </text:p>
      <text:p text:style-name="P3"><text:s text:c="2"/>&lt;WORD form="come" lemma="comer" pos="VMIP3S0"&gt; </text:p>
      <text:p text:style-name="P3"><text:s text:c="4"/>&lt;ANALYSIS lemma="comer" pos="VMIP3S0"/&gt; </text:p>
      <text:p text:style-name="P3"><text:s text:c="4"/>&lt;ANALYSIS lemma="comer" pos="VMM02S0"/&gt; </text:p>
      <text:p text:style-name="P3"><text:s text:c="2"/>&lt;/WORD&gt; </text:p>
      <text:p text:style-name="P3"><text:s text:c="2"/>&lt;WORD form="pescado" lemma="pescado" pos="NCMS000"&gt; </text:p>
      <text:p text:style-name="P3"><text:s text:c="4"/>&lt;ANALYSIS lemma="pescado" pos="NCMS000"/&gt; </text:p>
      <text:p text:style-name="P3"><text:s text:c="4"/>&lt;ANALYSIS lemma="pescar" pos="VMP00SM"/&gt; </text:p>
      <text:p text:style-name="P3"><text:s text:c="2"/>&lt;/WORD&gt; </text:p>
      <text:p text:style-name="P3"><text:s text:c="2"/>&lt;WORD form="." lemma="." pos="Fp"&gt; </text:p>
      <text:p text:style-name="P3"><text:s text:c="4"/>&lt;ANALYSIS lemma="." pos="Fp"/&gt; </text:p>
      <text:p text:style-name="P3"><text:s text:c="2"/>&lt;/WORD&gt; </text:p>
      <text:p text:style-name="P3">&lt;/SENT&gt; </text:p>
      <text:p text:style-name="P3"/>
      <text:p text:style-name="P3">&lt;CONLL&gt; </text:p>
      <text:p text:style-name="P3">CONLL stuff will go here </text:p>
      <text:p text:style-name="P3"/>
      <text:p text:style-name="P3">&lt;/CONLL&gt; </text:p>
      <text:p text:style-name="P3"/>
      <text:p text:style-name="P3"/>
      <text:p text:style-name="P3">--------------------------------- </text:p>
      <text:p text:style-name="P3">Input text? </text:p>
      <text:p text:style-name="P3">Il gatto mangia pesce. </text:p>
      <text:p text:style-name="P3">== LANG IDENT reply received == </text:p>
      <text:p text:style-name="P3"><text:s text:c="5"/>language = it </text:p>
      <text:p text:style-name="P3"/>
      <text:p text:style-name="P3">Analyzer not available for language 'it' </text:p>
      <text:p text:style-name="P3"/>
      <text:p text:style-name="P3"/>
      <text:p text:style-name="P3"/>
      <text:p text:style-name="P3">--------------------------------- </text:p>
      <text:p text:style-name="P3">Input text? </text:p>
      <text:p text:style-name="P3">El gat menja peix. </text:p>
      <text:p text:style-name="P3">== LANG IDENT reply received == </text:p>
      <text:p text:style-name="P3"><text:s text:c="5"/>language = ca </text:p>
      <text:p text:style-name="P3"/>
      <text:p text:style-name="P3">== ANALYZER reply received == </text:p>
      <text:p text:style-name="P3"><text:soft-page-break/>&lt;SENT&gt; </text:p>
      <text:p text:style-name="P3"><text:s text:c="2"/>&lt;WORD form="El" lemma="el" pos="DA0MS0"&gt; </text:p>
      <text:p text:style-name="P3"><text:s text:c="4"/>&lt;ANALYSIS lemma="el" pos="DA0MS0"/&gt; </text:p>
      <text:p text:style-name="P3"><text:s text:c="4"/>&lt;ANALYSIS lemma="ell" pos="PP3MSA00"/&gt; </text:p>
      <text:p text:style-name="P3"><text:s text:c="2"/>&lt;/WORD&gt; </text:p>
      <text:p text:style-name="P3"><text:s text:c="2"/>&lt;WORD form="gat" lemma="gat" pos="NCMS000"&gt; </text:p>
      <text:p text:style-name="P3"><text:s text:c="4"/>&lt;ANALYSIS lemma="gat" pos="AQ0MS0"/&gt; </text:p>
      <text:p text:style-name="P3"><text:s text:c="4"/>&lt;ANALYSIS lemma="gat" pos="NCMS000"/&gt; </text:p>
      <text:p text:style-name="P3"><text:s text:c="2"/>&lt;/WORD&gt; </text:p>
      <text:p text:style-name="P3"><text:s text:c="2"/>&lt;WORD form="menja" lemma="menjar" pos="VMIP3S0"&gt; </text:p>
      <text:p text:style-name="P3"><text:s text:c="4"/>&lt;ANALYSIS lemma="menjar" pos="VMIP3S0"/&gt; </text:p>
      <text:p text:style-name="P3"><text:s text:c="4"/>&lt;ANALYSIS lemma="menja" pos="NCFS000"/&gt; </text:p>
      <text:p text:style-name="P3"><text:s text:c="4"/>&lt;ANALYSIS lemma="menjar" pos="VMM02S0"/&gt; </text:p>
      <text:p text:style-name="P3"><text:s text:c="2"/>&lt;/WORD&gt; </text:p>
      <text:p text:style-name="P3"><text:s text:c="2"/>&lt;WORD form="peix" lemma="peix" pos="NCMS000"&gt; </text:p>
      <text:p text:style-name="P3"><text:s text:c="4"/>&lt;ANALYSIS lemma="peix" pos="NCMS000"/&gt; </text:p>
      <text:p text:style-name="P3"><text:s text:c="4"/>&lt;ANALYSIS lemma="peixar" pos="VMIP1S0"/&gt; </text:p>
      <text:p text:style-name="P3"><text:s text:c="4"/>&lt;ANALYSIS lemma="péixer" pos="VMIP3S0"/&gt; </text:p>
      <text:p text:style-name="P3"><text:s text:c="4"/>&lt;ANALYSIS lemma="péixer" pos="VMM02S0"/&gt; </text:p>
      <text:p text:style-name="P3"><text:s text:c="2"/>&lt;/WORD&gt; </text:p>
      <text:p text:style-name="P3"><text:s text:c="2"/>&lt;WORD form="." lemma="." pos="Fp"&gt; </text:p>
      <text:p text:style-name="P3"><text:s text:c="4"/>&lt;ANALYSIS lemma="." pos="Fp"/&gt; </text:p>
      <text:p text:style-name="P3"><text:s text:c="2"/>&lt;/WORD&gt; </text:p>
      <text:p text:style-name="P3">&lt;/SENT&gt; </text:p>
      <text:p text:style-name="P3"/>
      <text:p text:style-name="P3">&lt;CONLL&gt; </text:p>
      <text:p text:style-name="P3">CONLL stuff will go here </text:p>
      <text:p text:style-name="P3"/>
      <text:p text:style-name="P3">&lt;/CONLL&gt; </text:p>
      <text:p text:style-name="P3"/>
      <text:p text:style-name="P3"/>
      <text:p text:style-name="P3"/>
      <text:p text:style-name="P3"/>
      <text:p text:style-name="P3">--------------------------------- </text:p>
      <text:p text:style-name="P3">Input text? </text:p>
      <text:p text:style-name="P3">The cat eats fish. </text:p>
      <text:p text:style-name="P3">== LANG IDENT reply received == </text:p>
      <text:p text:style-name="P3"><text:s text:c="5"/>language = en </text:p>
      <text:p text:style-name="P3"/>
      <text:p text:style-name="P3">== ANALYZER reply received == </text:p>
      <text:p text:style-name="P3">&lt;SENT&gt; </text:p>
      <text:p text:style-name="P3"><text:s text:c="2"/>&lt;WORD form="The" lemma="the" pos="DT"&gt; </text:p>
      <text:p text:style-name="P3"><text:s text:c="4"/>&lt;ANALYSIS lemma="the" pos="DT"/&gt; </text:p>
      <text:p text:style-name="P3"><text:s text:c="2"/>&lt;/WORD&gt; </text:p>
      <text:p text:style-name="P3"><text:s text:c="2"/>&lt;WORD form="cat" lemma="cat" pos="NN"&gt; </text:p>
      <text:p text:style-name="P3"><text:s text:c="4"/>&lt;ANALYSIS lemma="cat" pos="NN"/&gt; </text:p>
      <text:p text:style-name="P3"><text:s text:c="2"/>&lt;/WORD&gt; </text:p>
      <text:p text:style-name="P3"><text:s text:c="2"/>&lt;WORD form="eats" lemma="eat" pos="VBZ"&gt; </text:p>
      <text:p text:style-name="P3"><text:s text:c="4"/>&lt;ANALYSIS lemma="eat" pos="VBZ"/&gt; </text:p>
      <text:p text:style-name="P3"><text:s text:c="2"/>&lt;/WORD&gt; </text:p>
      <text:p text:style-name="P3"><text:s text:c="2"/>&lt;WORD form="fish" lemma="fish" pos="NN"&gt; </text:p>
      <text:p text:style-name="P3"><text:s text:c="4"/>&lt;ANALYSIS lemma="fish" pos="NN"/&gt; </text:p>
      <text:p text:style-name="P3"><text:soft-page-break/><text:s text:c="4"/>&lt;ANALYSIS lemma="fish" pos="NNS"/&gt; </text:p>
      <text:p text:style-name="P3"><text:s text:c="4"/>&lt;ANALYSIS lemma="fish" pos="VB"/&gt; </text:p>
      <text:p text:style-name="P3"><text:s text:c="4"/>&lt;ANALYSIS lemma="fish" pos="VBP"/&gt; </text:p>
      <text:p text:style-name="P3"><text:s text:c="2"/>&lt;/WORD&gt; </text:p>
      <text:p text:style-name="P3"><text:s text:c="2"/>&lt;WORD form="." lemma="." pos="Fp"&gt; </text:p>
      <text:p text:style-name="P3"><text:s text:c="4"/>&lt;ANALYSIS lemma="." pos="Fp"/&gt; </text:p>
      <text:p text:style-name="P3"><text:s text:c="2"/>&lt;/WORD&gt; </text:p>
      <text:p text:style-name="P3">&lt;/SENT&gt; </text:p>
      <text:p text:style-name="P3"/>
      <text:p text:style-name="P3">&lt;CONLL&gt; </text:p>
      <text:p text:style-name="P3">CONLL stuff will go here </text:p>
      <text:p text:style-name="P3"/>
      <text:p text:style-name="P3">&lt;/CONLL&gt;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Padró</meta:initial-creator>
    <meta:creation-date>2012-06-12T17:59:33</meta:creation-date>
    <dc:date>2012-06-19T11:25:17</dc:date>
    <dc:creator>Lluís Padró</dc:creator>
    <meta:editing-duration>PT12M4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6" meta:paragraph-count="146" meta:word-count="692" meta:character-count="5141" meta:non-whitespace-character-count="4963"/>
  </office:meta>
</office:document-meta>
</file>